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29.96pt" fo:break-before="auto" style:use-optimal-row-height="fals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0.2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IT Charger and connector (Total = 17)</text:p>
          </table:table-cell>
          <table:table-cell office:value-type="string" calcext:value-type="string">
            <text:p>Given (both) - 15 </text:p>
          </table:table-cell>
          <table:table-cell office:value-type="string" calcext:value-type="string">
            <text:p>New(Unpacked) charger– 2</text:p>
          </table:table-cell>
          <table:table-cell office:value-type="string" calcext:value-type="string">
            <text:p>Connector Remaining - 2</text:p>
          </table:table-cell>
        </table:table-row>
        <table:table-row table:style-name="ro1">
          <table:table-cell office:value-type="string" calcext:value-type="string">
            <text:p>Junction Box – 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tch – 3 (NETHEAR = 1, D-LINK = 2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PTOPS = 13 (Except PL &amp; TL laptop)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2:57:36.999732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11:15.594028111</meta:creation-date>
    <dc:date>2018-04-19T13:02:55.279635483</dc:date>
    <meta:editing-duration>PT2H45M3S</meta:editing-duration>
    <meta:editing-cycles>11</meta:editing-cycles>
    <meta:generator>LibreOffice/5.1.6.2$Linux_X86_64 LibreOffice_project/10m0$Build-2</meta:generator>
    <meta:document-statistic meta:table-count="1" meta:cell-count="7" meta:object-count="0"/>
  </office:meta>
</office:document-meta>
</file>